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Registra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gistrar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BeanDefinitionRegistrarTests.shouldInvokeAwareMethodsInImportBeanDefinitionRegistr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mpleRegistrar.registerBeanDefinitions( AnnotationMetadata importingClassMetadata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Registrar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Registra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